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ept Arm, Atlas Hand Moving Guide:</text:p>
      <text:list xml:id="list993428782" text:style-name="L1">
        <text:list-item>
          <text:p text:style-name="P1">Start roscore</text:p>
        </text:list-item>
        <text:list-item>
          <text:p text:style-name="P1">Make sure the flor_repo is sourced in .bashrc</text:p>
        </text:list-item>
        <text:list-item>
          <text:p text:style-name="P1">Start convex hull:</text:p>
          <text:p text:style-name="P1">Start new terminal, “rosrun hullify hull_tests”</text:p>
          <text:p text:style-name="P1">Start new terminal, “rosrun hullify convex_hull” Avoid entering configuration until MoveIt is running</text:p>
        </text:list-item>
        <text:list-item>
          <text:p text:style-name="P1">Start new terminal, “sudo minicom”</text:p>
          <text:p text:style-name="P1">Follow instructions in ROS Setup Instructions, osu_ros_adept/docs</text:p>
        </text:list-item>
        <text:list-item>
          <text:p text:style-name="P1">Start new terminal, <text:s/>“sudo -s” </text:p>
          <text:p text:style-name="P1">“source catkin_ws_v2/install/setup.bash” </text:p>
          <text:p text:style-name="P1">“rosrun osu_ros_adept controller_comm_client.py” It should say “Spinning” when started. This means connection to robot is established.</text:p>
        </text:list-item>
        <text:list-item>
          <text:p text:style-name="P1">Start new terminal, “source catkin_ws_v2/install/setup.bash”</text:p>
          <text:p text:style-name="P1">“roslaunch adept_moveit_generated2 demo.launch”</text:p>
          <text:p text:style-name="P1">In step 3 terminal:</text:p>
          <text:p text:style-name="P1">When the robot is in simulation, go to Rviz and find the fixed frame of the scene. Put this into the convex hull program configuration (e.g. fixed_frame: “adept_arm” → config: “/adept_arm”). Further, use /testing/default as the pointcloud input and /hull_mesh as the base name.</text:p>
        </text:list-item>
        <text:list-item>
          <text:p text:style-name="P1">Start new terminal, “source catkin_ws_v2/devel/setup.bash”</text:p>
          <text:p text:style-name="P1">“rosrun moveit_int programmatic_moveit”</text:p>
        </text:list-item>
        <text:list-item>
          <text:p text:style-name="P1">Go the hull_tests terminal (step 3 again) and begin entering portions of spheres. The density number is between 1 and 0 and determines how many points will be on the hull. The terminal angle entry is in radians and describes when the dome end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1T11:05:41</meta:creation-date>
    <dc:date>2014-08-01T11:21:33</dc:date>
    <meta:editing-duration>PT42S</meta:editing-duration>
    <meta:editing-cycles>1</meta:editing-cycles>
    <meta:document-statistic meta:table-count="0" meta:image-count="0" meta:object-count="0" meta:page-count="1" meta:paragraph-count="18" meta:word-count="190" meta:character-count="1326" meta:non-whitespace-character-count="1160"/>
    <meta:generator>LibreOffice/3.5$Linux_X86_64 LibreOffice_project/350m1$Build-2</meta:generator>
  </office:meta>
</office:document-meta>
</file>